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6666" draw:textarea-horizontal-align="justify" draw:textarea-vertical-align="middle" draw:auto-grow-height="false" fo:min-height="0.192cm" fo:min-width="0cm"/>
    </style:style>
    <style:style style:name="gr2" style:family="graphic" style:parent-style-name="standard">
      <style:graphic-properties svg:stroke-color="#666666" draw:fill-color="#666666" draw:textarea-horizontal-align="justify" draw:textarea-vertical-align="middle" draw:auto-grow-height="false" fo:min-height="0.351cm" fo:min-width="1.995cm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10.142cm"/>
    </style:style>
    <style:style style:name="gr4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10.061cm"/>
    </style:style>
    <style:style style:name="gr5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8.589cm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10.213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10.142cm"/>
    </style:style>
    <style:style style:name="gr10" style:family="graphic" style:parent-style-name="standard" style:list-style-name="L1">
      <style:graphic-properties svg:stroke-color="#ff0000" draw:fill="none" draw:textarea-horizontal-align="justify" draw:textarea-vertical-align="top" draw:auto-grow-height="false" fo:min-height="14.089cm" fo:min-width="10.061cm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8.589cm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14.089cm" fo:min-width="10.213cm"/>
    </style:style>
    <style:style style:name="gr13" style:family="graphic" style:parent-style-name="standard" style:list-style-name="L1">
      <style:graphic-properties svg:stroke-color="#00a933" draw:fill="none" draw:textarea-horizontal-align="justify" draw:textarea-vertical-align="top" draw:auto-grow-height="false" fo:min-height="14.089cm" fo:min-width="10.132cm"/>
    </style:style>
    <style:style style:name="P1" style:family="paragraph">
      <loext:graphic-properties draw:fill-color="#666666"/>
      <style:paragraph-properties fo:text-align="center"/>
      <style:text-properties fo:font-size="15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5pt" style:font-size-complex="15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style:font-size-asian="15pt" style:font-size-complex="15pt"/>
    </style:style>
    <style:style style:name="P7" style:family="paragraph">
      <style:text-properties fo:font-size="24pt" fo:font-weight="bold"/>
    </style:style>
    <style:style style:name="P8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ff0000"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ff0000"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color="#00a933"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a933" fo:font-size="18pt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15pt" style:font-size-complex="15pt"/>
    </style:style>
    <style:style style:name="T3" style:family="text">
      <style:text-properties style:font-size-asian="18pt" style:font-size-complex="18pt"/>
    </style:style>
    <style:style style:name="T4" style:family="text">
      <style:text-properties fo:color="#ce181e" style:font-size-asian="9pt" style:font-size-complex="9pt"/>
    </style:style>
    <style:style style:name="T5" style:family="text">
      <style:text-properties fo:color="#00a933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3cm" svg:height="2.33cm" svg:x="20.526cm" svg:y="11.18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2.495cm" svg:height="0.601cm" svg:x="37.381cm" svg:y="11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495cm" svg:height="0.601cm" svg:x="37.381cm" svg:y="12.716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10.642cm" svg:height="14.339cm" svg:x="41.856cm" svg:y="5.185cm">
          <text:p text:style-name="P2"><text:span text:style-name="T1">apiVersion: apps/v1</text:span></text:p>
          <text:p text:style-name="P2"><text:span text:style-name="T1">kind: Deployment</text:span></text:p>
          <text:p text:style-name="P2"><text:span text:style-name="T1">metadata:</text:span></text:p>
          <text:p text:style-name="P2"><text:span text:style-name="T1"><text:s text:c="2"/></text:span><text:span text:style-name="T1">name: worker</text:span></text:p>
          <text:p text:style-name="P2"><text:span text:style-name="T1"><text:s text:c="2"/></text:span><text:span text:style-name="T1">labels:</text:span></text:p>
          <text:p text:style-name="P2"><text:span text:style-name="T1"><text:s text:c="4"/></text:span><text:span text:style-name="T1">tinkou: worker</text:span></text:p>
          <text:p text:style-name="P2"><text:span text:style-name="T1"><text:s text:c="4"/></text:span><text:span text:style-name="T1">env: prod</text:span></text:p>
          <text:p text:style-name="P2"><text:span text:style-name="T1">spec:</text:span></text:p>
          <text:p text:style-name="P2"><text:span text:style-name="T1"><text:s text:c="2"/></text:span><text:span text:style-name="T1">selector:</text:span></text:p>
          <text:p text:style-name="P2"><text:span text:style-name="T1"><text:s text:c="4"/></text:span><text:span text:style-name="T1">matchLabels:</text:span></text:p>
          <text:p text:style-name="P2"><text:span text:style-name="T1"><text:s text:c="6"/></text:span><text:span text:style-name="T1">tinkou: worker</text:span></text:p>
          <text:p text:style-name="P2"><text:span text:style-name="T1"><text:s text:c="2"/></text:span><text:span text:style-name="T1">template:</text:span></text:p>
          <text:p text:style-name="P2"><text:span text:style-name="T1"><text:s text:c="4"/></text:span><text:span text:style-name="T1">metadata:</text:span></text:p>
          <text:p text:style-name="P2"><text:span text:style-name="T1"><text:s text:c="6"/></text:span><text:span text:style-name="T1">labels:</text:span></text:p>
          <text:p text:style-name="P2"><text:span text:style-name="T1"><text:s text:c="8"/></text:span><text:span text:style-name="T1">tinkou: worker</text:span></text:p>
          <text:p text:style-name="P2"><text:span text:style-name="T1"><text:s text:c="4"/></text:span><text:span text:style-name="T1">spec:</text:span></text:p>
          <text:p text:style-name="P2"><text:span text:style-name="T1"><text:s text:c="6"/></text:span><text:span text:style-name="T1">containers:</text:span></text:p>
          <text:p text:style-name="P2"><text:span text:style-name="T1"><text:s text:c="6"/></text:span><text:span text:style-name="T1">- name: worker</text:span></text:p>
          <text:p text:style-name="P3"><text:span text:style-name="T1"><text:s text:c="8"/></text:span><text:span text:style-name="T1">image: tinkou/worker:v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561cm" svg:height="14.339cm" svg:x="24.838cm" svg:y="5.185cm">
          <text:p text:style-name="P2"><text:span text:style-name="T1">apiVersion: apps/v1</text:span></text:p>
          <text:p text:style-name="P2"><text:span text:style-name="T1">kind: Deployment</text:span></text:p>
          <text:p text:style-name="P2"><text:span text:style-name="T1">metadata:</text:span></text:p>
          <text:p text:style-name="P2"><text:span text:style-name="T1"><text:s text:c="2"/></text:span><text:span text:style-name="T1">name: worker</text:span></text:p>
          <text:p text:style-name="P2"><text:span text:style-name="T1"><text:s text:c="2"/></text:span><text:span text:style-name="T1">labels:</text:span></text:p>
          <text:p text:style-name="P2"><text:span text:style-name="T1"/></text:p>
          <text:p text:style-name="P2"><text:span text:style-name="T1"><text:s text:c="4"/></text:span><text:span text:style-name="T1">env: prod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089cm" svg:height="14.339cm" svg:x="9.456cm" svg:y="5.185cm">
          <text:p text:style-name="P2"><text:span text:style-name="T1">apiVersion: apps/v1</text:span></text:p>
          <text:p text:style-name="P2"><text:span text:style-name="T1">kind: Deployment</text:span></text:p>
          <text:p text:style-name="P2"><text:span text:style-name="T1">metadata:</text:span></text:p>
          <text:p text:style-name="P2"><text:span text:style-name="T1"><text:s text:c="2"/></text:span><text:span text:style-name="T1">name: worker</text:span></text:p>
          <text:p text:style-name="P2"><text:span text:style-name="T1"><text:s text:c="2"/></text:span><text:span text:style-name="T1">labels:</text:span></text:p>
          <text:p text:style-name="P2"><text:span text:style-name="T1"><text:s text:c="4"/></text:span><text:span text:style-name="T1">tinkou: worker</text:span></text:p>
          <text:p text:style-name="P2"><text:span text:style-name="T1"/></text:p>
          <text:p text:style-name="P2"><text:span text:style-name="T1">spec:</text:span></text:p>
          <text:p text:style-name="P2"><text:span text:style-name="T1"><text:s text:c="2"/></text:span><text:span text:style-name="T1">selector:</text:span></text:p>
          <text:p text:style-name="P2"><text:span text:style-name="T1"><text:s text:c="4"/></text:span><text:span text:style-name="T1">matchLabels:</text:span></text:p>
          <text:p text:style-name="P2"><text:span text:style-name="T1"><text:s text:c="6"/></text:span><text:span text:style-name="T1">tinkou: worker</text:span></text:p>
          <text:p text:style-name="P2"><text:span text:style-name="T1"><text:s text:c="2"/></text:span><text:span text:style-name="T1">template:</text:span></text:p>
          <text:p text:style-name="P2"><text:span text:style-name="T1"><text:s text:c="4"/></text:span><text:span text:style-name="T1">metadata:</text:span></text:p>
          <text:p text:style-name="P2"><text:span text:style-name="T1"><text:s text:c="6"/></text:span><text:span text:style-name="T1">labels:</text:span></text:p>
          <text:p text:style-name="P2"><text:span text:style-name="T1"><text:s text:c="8"/></text:span><text:span text:style-name="T1">tinkou: worker</text:span></text:p>
          <text:p text:style-name="P2"><text:span text:style-name="T1"><text:s text:c="4"/></text:span><text:span text:style-name="T1">spec:</text:span></text:p>
          <text:p text:style-name="P2"><text:span text:style-name="T1"><text:s text:c="6"/></text:span><text:span text:style-name="T1">containers:</text:span></text:p>
          <text:p text:style-name="P2"><text:span text:style-name="T1"><text:s text:c="6"/></text:span><text:span text:style-name="T1">- name: worker</text:span></text:p>
          <text:p text:style-name="P3"><text:span text:style-name="T1"><text:s text:c="8"/></text:span><text:span text:style-name="T1">image: tinkou/worker:v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cm" svg:height="2.33cm" svg:x="20.544cm" svg:y="27.18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2.495cm" svg:height="0.601cm" svg:x="37.41cm" svg:y="27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495cm" svg:height="0.601cm" svg:x="37.41cm" svg:y="28.716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6" draw:layer="layout" svg:width="10.713cm" svg:height="14.339cm" svg:x="41.856cm" svg:y="21.185cm">
          <text:p text:style-name="P5"><text:span text:style-name="T2">apiVersion: apps/v1</text:span></text:p>
          <text:p text:style-name="P5"><text:span text:style-name="T2">kind: Deployment</text:span></text:p>
          <text:p text:style-name="P5"><text:span text:style-name="T2">metadata:</text:span></text:p>
          <text:p text:style-name="P5"><text:span text:style-name="T2"><text:s text:c="2"/></text:span><text:span text:style-name="T2">name: worker</text:span></text:p>
          <text:p text:style-name="P5"><text:span text:style-name="T2"><text:s text:c="2"/></text:span><text:span text:style-name="T2">labels:</text:span></text:p>
          <text:p text:style-name="P5"><text:span text:style-name="T2"><text:s text:c="4"/></text:span><text:span text:style-name="T2">tinkou: worker</text:span></text:p>
          <text:p text:style-name="P5"><text:span text:style-name="T2"><text:s text:c="4"/></text:span><text:span text:style-name="T2">env: dev</text:span></text:p>
          <text:p text:style-name="P5"><text:span text:style-name="T2">spec:</text:span></text:p>
          <text:p text:style-name="P5"><text:span text:style-name="T2"><text:s text:c="2"/></text:span><text:span text:style-name="T2">selector:</text:span></text:p>
          <text:p text:style-name="P5"><text:span text:style-name="T2"><text:s text:c="4"/></text:span><text:span text:style-name="T2">matchLabels:</text:span></text:p>
          <text:p text:style-name="P5"><text:span text:style-name="T2"><text:s text:c="6"/></text:span><text:span text:style-name="T2">tinkou: worker</text:span></text:p>
          <text:p text:style-name="P5"><text:span text:style-name="T2"><text:s text:c="2"/></text:span><text:span text:style-name="T2">template:</text:span></text:p>
          <text:p text:style-name="P5"><text:span text:style-name="T2"><text:s text:c="4"/></text:span><text:span text:style-name="T2">metadata:</text:span></text:p>
          <text:p text:style-name="P5"><text:span text:style-name="T2"><text:s text:c="6"/></text:span><text:span text:style-name="T2">labels:</text:span></text:p>
          <text:p text:style-name="P5"><text:span text:style-name="T2"><text:s text:c="8"/></text:span><text:span text:style-name="T2">tinkou: worker</text:span></text:p>
          <text:p text:style-name="P5"><text:span text:style-name="T2"><text:s text:c="4"/></text:span><text:span text:style-name="T2">spec:</text:span></text:p>
          <text:p text:style-name="P5"><text:span text:style-name="T2"><text:s text:c="6"/></text:span><text:span text:style-name="T2">containers:</text:span></text:p>
          <text:p text:style-name="P5"><text:span text:style-name="T2"><text:s text:c="6"/></text:span><text:span text:style-name="T2">- name: worker</text:span></text:p>
          <text:p text:style-name="P5"><text:span text:style-name="T2"><text:s text:c="8"/></text:span><text:span text:style-name="T2">image: tinkou/worker:v2.2-dirt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632cm" svg:height="14.339cm" svg:x="24.826cm" svg:y="21.185cm">
          <text:p text:style-name="P2"><text:span text:style-name="T1">apiVersion: apps/v1</text:span></text:p>
          <text:p text:style-name="P2"><text:span text:style-name="T1">kind: Deployment</text:span></text:p>
          <text:p text:style-name="P2"><text:span text:style-name="T1">metadata:</text:span></text:p>
          <text:p text:style-name="P2"><text:span text:style-name="T1"><text:s text:c="2"/></text:span><text:span text:style-name="T1">name: worker</text:span></text:p>
          <text:p text:style-name="P2"><text:span text:style-name="T1"><text:s text:c="2"/></text:span><text:span text:style-name="T1">labels:</text:span></text:p>
          <text:p text:style-name="P2"><text:span text:style-name="T1"/></text:p>
          <text:p text:style-name="P2"><text:span text:style-name="T1"><text:s text:c="4"/></text:span><text:span text:style-name="T1">env: dev</text:span></text:p>
          <text:p text:style-name="P2"><text:span text:style-name="T1">spec: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2"/></text:span><text:span text:style-name="T1">template: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4"/></text:span><text:span text:style-name="T1">spec:</text:span></text:p>
          <text:p text:style-name="P2"><text:span text:style-name="T1"><text:s text:c="6"/></text:span><text:span text:style-name="T1">containers:</text:span></text:p>
          <text:p text:style-name="P2"><text:span text:style-name="T1"><text:s text:c="6"/></text:span><text:span text:style-name="T1">- name: worker</text:span></text:p>
          <text:p text:style-name="P2"><text:span text:style-name="T1"><text:s text:c="8"/></text:span><text:span text:style-name="T1">image: tinkou/worker:v2.2-dirty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54cm" svg:height="1.195cm" svg:x="11.966cm" svg:y="19.732cm">
          <draw:text-box>
            <text:p text:style-name="P7"><text:span text:style-name="T3">Resource</text:span></text:p>
          </draw:text-box>
        </draw:frame>
        <draw:frame draw:style-name="gr8" draw:text-style-name="P8" draw:layer="layout" svg:width="2.805cm" svg:height="1.195cm" svg:x="28.837cm" svg:y="19.732cm">
          <draw:text-box>
            <text:p text:style-name="P7"><text:span text:style-name="T3">Patch</text:span></text:p>
          </draw:text-box>
        </draw:frame>
        <draw:frame draw:style-name="gr8" draw:text-style-name="P8" draw:layer="layout" svg:width="3.089cm" svg:height="1.195cm" svg:x="45.79cm" svg:y="19.732cm">
          <draw:text-box>
            <text:p text:style-name="P7"><text:span text:style-name="T3">Result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.33cm" svg:height="2.33cm" svg:x="20.552cm" svg:y="11.18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2.495cm" svg:height="0.601cm" svg:x="37.407cm" svg:y="11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495cm" svg:height="0.601cm" svg:x="37.407cm" svg:y="12.716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draw:layer="layout" svg:width="10.642cm" svg:height="14.339cm" svg:x="41.917cm" svg:y="5.185cm">
          <text:p text:style-name="P2"><text:span text:style-name="T1">apiVersion: apps/v1</text:span></text:p>
          <text:p text:style-name="P2"><text:span text:style-name="T1">kind: Deployment</text:span></text:p>
          <text:p text:style-name="P2"><text:span text:style-name="T1">metadata:</text:span></text:p>
          <text:p text:style-name="P2"><text:span text:style-name="T1"><text:s text:c="2"/></text:span><text:span text:style-name="T1">name: worker</text:span></text:p>
          <text:p text:style-name="P2"><text:span text:style-name="T1"><text:s text:c="2"/></text:span><text:span text:style-name="T1">labels:</text:span></text:p>
          <text:p text:style-name="P2"><text:span text:style-name="T1"><text:s text:c="4"/></text:span><text:span text:style-name="T1">tinkou: worker</text:span></text:p>
          <text:p text:style-name="P2"><text:span text:style-name="T1"><text:s text:c="4"/></text:span><text:span text:style-name="T4">env: prod</text:span></text:p>
          <text:p text:style-name="P2"><text:span text:style-name="T1">spec:</text:span></text:p>
          <text:p text:style-name="P2"><text:span text:style-name="T1"><text:s text:c="2"/></text:span><text:span text:style-name="T1">selector:</text:span></text:p>
          <text:p text:style-name="P2"><text:span text:style-name="T1"><text:s text:c="4"/></text:span><text:span text:style-name="T1">matchLabels:</text:span></text:p>
          <text:p text:style-name="P2"><text:span text:style-name="T1"><text:s text:c="6"/></text:span><text:span text:style-name="T1">tinkou: worker</text:span></text:p>
          <text:p text:style-name="P2"><text:span text:style-name="T1"><text:s text:c="2"/></text:span><text:span text:style-name="T1">template:</text:span></text:p>
          <text:p text:style-name="P2"><text:span text:style-name="T1"><text:s text:c="4"/></text:span><text:span text:style-name="T1">metadata:</text:span></text:p>
          <text:p text:style-name="P2"><text:span text:style-name="T1"><text:s text:c="6"/></text:span><text:span text:style-name="T1">labels:</text:span></text:p>
          <text:p text:style-name="P2"><text:span text:style-name="T1"><text:s text:c="8"/></text:span><text:span text:style-name="T1">tinkou: worker</text:span></text:p>
          <text:p text:style-name="P2"><text:span text:style-name="T1"><text:s text:c="4"/></text:span><text:span text:style-name="T1">spec:</text:span></text:p>
          <text:p text:style-name="P2"><text:span text:style-name="T1"><text:s text:c="6"/></text:span><text:span text:style-name="T1">containers:</text:span></text:p>
          <text:p text:style-name="P2"><text:span text:style-name="T1"><text:s text:c="6"/></text:span><text:span text:style-name="T1">- name: worker</text:span></text:p>
          <text:p text:style-name="P3"><text:span text:style-name="T1"><text:s text:c="8"/></text:span><text:span text:style-name="T1">image: tinkou/worker:v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0.561cm" svg:height="14.339cm" svg:x="24.888cm" svg:y="5.185cm">
          <text:p text:style-name="P9"><text:span text:style-name="T1">apiVersion: apps/v1</text:span></text:p>
          <text:p text:style-name="P9"><text:span text:style-name="T1">kind: Deployment</text:span></text:p>
          <text:p text:style-name="P9"><text:span text:style-name="T1">metadata:</text:span></text:p>
          <text:p text:style-name="P9"><text:span text:style-name="T1"><text:s text:c="2"/></text:span><text:span text:style-name="T1">name: worker</text:span></text:p>
          <text:p text:style-name="P9"><text:span text:style-name="T1"><text:s text:c="2"/></text:span><text:span text:style-name="T1">labels:</text:span></text:p>
          <text:p text:style-name="P9"><text:span text:style-name="T1"/></text:p>
          <text:p text:style-name="P9"><text:span text:style-name="T1"><text:s text:c="4"/></text:span><text:span text:style-name="T1">env: prod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089cm" svg:height="14.339cm" svg:x="9.482cm" svg:y="5.185cm">
          <text:p text:style-name="P2"><text:span text:style-name="T1">apiVersion: apps/v1</text:span></text:p>
          <text:p text:style-name="P2"><text:span text:style-name="T1">kind: Deployment</text:span></text:p>
          <text:p text:style-name="P2"><text:span text:style-name="T1">metadata:</text:span></text:p>
          <text:p text:style-name="P2"><text:span text:style-name="T1"><text:s text:c="2"/></text:span><text:span text:style-name="T1">name: worker</text:span></text:p>
          <text:p text:style-name="P2"><text:span text:style-name="T1"><text:s text:c="2"/></text:span><text:span text:style-name="T1">labels:</text:span></text:p>
          <text:p text:style-name="P2"><text:span text:style-name="T1"><text:s text:c="4"/></text:span><text:span text:style-name="T1">tinkou: worker</text:span></text:p>
          <text:p text:style-name="P2"><text:span text:style-name="T1"/></text:p>
          <text:p text:style-name="P2"><text:span text:style-name="T1">spec:</text:span></text:p>
          <text:p text:style-name="P2"><text:span text:style-name="T1"><text:s text:c="2"/></text:span><text:span text:style-name="T1">selector:</text:span></text:p>
          <text:p text:style-name="P2"><text:span text:style-name="T1"><text:s text:c="4"/></text:span><text:span text:style-name="T1">matchLabels:</text:span></text:p>
          <text:p text:style-name="P2"><text:span text:style-name="T1"><text:s text:c="6"/></text:span><text:span text:style-name="T1">tinkou: worker</text:span></text:p>
          <text:p text:style-name="P2"><text:span text:style-name="T1"><text:s text:c="2"/></text:span><text:span text:style-name="T1">template:</text:span></text:p>
          <text:p text:style-name="P2"><text:span text:style-name="T1"><text:s text:c="4"/></text:span><text:span text:style-name="T1">metadata:</text:span></text:p>
          <text:p text:style-name="P2"><text:span text:style-name="T1"><text:s text:c="6"/></text:span><text:span text:style-name="T1">labels:</text:span></text:p>
          <text:p text:style-name="P2"><text:span text:style-name="T1"><text:s text:c="8"/></text:span><text:span text:style-name="T1">tinkou: worker</text:span></text:p>
          <text:p text:style-name="P2"><text:span text:style-name="T1"><text:s text:c="4"/></text:span><text:span text:style-name="T1">spec:</text:span></text:p>
          <text:p text:style-name="P2"><text:span text:style-name="T1"><text:s text:c="6"/></text:span><text:span text:style-name="T1">containers:</text:span></text:p>
          <text:p text:style-name="P2"><text:span text:style-name="T1"><text:s text:c="6"/></text:span><text:span text:style-name="T1">- name: worker</text:span></text:p>
          <text:p text:style-name="P3"><text:span text:style-name="T1"><text:s text:c="8"/></text:span><text:span text:style-name="T1">image: tinkou/worker:v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3cm" svg:height="2.33cm" svg:x="20.57cm" svg:y="27.18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2.495cm" svg:height="0.601cm" svg:x="37.436cm" svg:y="27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495cm" svg:height="0.601cm" svg:x="37.436cm" svg:y="28.716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6" draw:layer="layout" svg:width="10.713cm" svg:height="14.339cm" svg:x="41.882cm" svg:y="21.185cm">
          <text:p text:style-name="P5"><text:span text:style-name="T2">apiVersion: apps/v1</text:span></text:p>
          <text:p text:style-name="P5"><text:span text:style-name="T2">kind: Deployment</text:span></text:p>
          <text:p text:style-name="P5"><text:span text:style-name="T2">metadata:</text:span></text:p>
          <text:p text:style-name="P5"><text:span text:style-name="T2"><text:s text:c="2"/></text:span><text:span text:style-name="T2">name: worker</text:span></text:p>
          <text:p text:style-name="P5"><text:span text:style-name="T2"><text:s text:c="2"/></text:span><text:span text:style-name="T2">labels:</text:span></text:p>
          <text:p text:style-name="P5"><text:span text:style-name="T2"><text:s text:c="4"/></text:span><text:span text:style-name="T2">tinkou: worker</text:span></text:p>
          <text:p text:style-name="P5"><text:span text:style-name="T2"><text:s text:c="4"/></text:span><text:span text:style-name="T5">env: dev</text:span></text:p>
          <text:p text:style-name="P5"><text:span text:style-name="T2">spec:</text:span></text:p>
          <text:p text:style-name="P5"><text:span text:style-name="T2"><text:s text:c="2"/></text:span><text:span text:style-name="T2">selector:</text:span></text:p>
          <text:p text:style-name="P5"><text:span text:style-name="T2"><text:s text:c="4"/></text:span><text:span text:style-name="T2">matchLabels:</text:span></text:p>
          <text:p text:style-name="P5"><text:span text:style-name="T2"><text:s text:c="6"/></text:span><text:span text:style-name="T2">tinkou: worker</text:span></text:p>
          <text:p text:style-name="P5"><text:span text:style-name="T2"><text:s text:c="2"/></text:span><text:span text:style-name="T2">template:</text:span></text:p>
          <text:p text:style-name="P5"><text:span text:style-name="T2"><text:s text:c="4"/></text:span><text:span text:style-name="T2">metadata:</text:span></text:p>
          <text:p text:style-name="P5"><text:span text:style-name="T2"><text:s text:c="6"/></text:span><text:span text:style-name="T2">labels:</text:span></text:p>
          <text:p text:style-name="P5"><text:span text:style-name="T2"><text:s text:c="8"/></text:span><text:span text:style-name="T2">tinkou: worker</text:span></text:p>
          <text:p text:style-name="P5"><text:span text:style-name="T2"><text:s text:c="4"/></text:span><text:span text:style-name="T2">spec:</text:span></text:p>
          <text:p text:style-name="P5"><text:span text:style-name="T2"><text:s text:c="6"/></text:span><text:span text:style-name="T2">containers:</text:span></text:p>
          <text:p text:style-name="P5"><text:span text:style-name="T2"><text:s text:c="6"/></text:span><text:span text:style-name="T2">- name: worker</text:span></text:p>
          <text:p text:style-name="P5"><text:span text:style-name="T2"><text:s text:c="8"/></text:span><text:span text:style-name="T5">image: tinkou/worker:v2.2-dirty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0.632cm" svg:height="14.339cm" svg:x="24.852cm" svg:y="21.185cm">
          <text:p text:style-name="P11"><text:span text:style-name="T1">apiVersion: apps/v1</text:span></text:p>
          <text:p text:style-name="P11"><text:span text:style-name="T1">kind: Deployment</text:span></text:p>
          <text:p text:style-name="P11"><text:span text:style-name="T1">metadata:</text:span></text:p>
          <text:p text:style-name="P11"><text:span text:style-name="T1"><text:s text:c="2"/></text:span><text:span text:style-name="T1">name: worker</text:span></text:p>
          <text:p text:style-name="P11"><text:span text:style-name="T1"><text:s text:c="2"/></text:span><text:span text:style-name="T1">labels:</text:span></text:p>
          <text:p text:style-name="P11"><text:span text:style-name="T1"/></text:p>
          <text:p text:style-name="P11"><text:span text:style-name="T1"><text:s text:c="4"/></text:span><text:span text:style-name="T1">env: dev</text:span></text:p>
          <text:p text:style-name="P11"><text:span text:style-name="T1">spec: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><text:s text:c="2"/></text:span><text:span text:style-name="T1">template: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><text:s text:c="4"/></text:span><text:span text:style-name="T1">spec:</text:span></text:p>
          <text:p text:style-name="P11"><text:span text:style-name="T1"><text:s text:c="6"/></text:span><text:span text:style-name="T1">containers:</text:span></text:p>
          <text:p text:style-name="P11"><text:span text:style-name="T1"><text:s text:c="6"/></text:span><text:span text:style-name="T1">- name: worker</text:span></text:p>
          <text:p text:style-name="P11"><text:span text:style-name="T1"><text:s text:c="8"/></text:span><text:span text:style-name="T1">image: tinkou/worker:v2.2-dirty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54cm" svg:height="1.195cm" svg:x="11.965cm" svg:y="19.731cm">
          <draw:text-box>
            <text:p text:style-name="P7"><text:span text:style-name="T3">Resource</text:span></text:p>
          </draw:text-box>
        </draw:frame>
        <draw:frame draw:style-name="gr8" draw:text-style-name="P8" draw:layer="layout" svg:width="2.805cm" svg:height="1.195cm" svg:x="28.836cm" svg:y="19.731cm">
          <draw:text-box>
            <text:p text:style-name="P7"><text:span text:style-name="T3">Patch</text:span></text:p>
          </draw:text-box>
        </draw:frame>
        <draw:frame draw:style-name="gr8" draw:text-style-name="P8" draw:layer="layout" svg:width="3.089cm" svg:height="1.195cm" svg:x="45.789cm" svg:y="19.731cm">
          <draw:text-box>
            <text:p text:style-name="P7"><text:span text:style-name="T3">Res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3:15:03.091743360</meta:creation-date>
    <dc:date>2019-11-13T14:01:32.151335809</dc:date>
    <meta:editing-duration>PT15M42S</meta:editing-duration>
    <meta:editing-cycles>4</meta:editing-cycles>
    <meta:generator>LibreOffice/6.1.5.2$MacOSX_X86_64 LibreOffice_project/90f8dcf33c87b3705e78202e3df5142b201bd805</meta:generator>
    <meta:document-statistic meta:object-count="32"/>
  </office:meta>
</office:document-meta>
</file>